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132cm" loext:contextual-spacing="false" fo:text-align="start" style:justify-single-word="false" fo:orphans="2" fo:widows="2" fo:text-indent="0cm" style:auto-text-indent="false"/>
      <style:text-properties officeooo:rsid="000565df" officeooo:paragraph-rsid="000565df"/>
    </style:style>
    <style:style style:name="P2" style:family="paragraph" style:parent-style-name="List_20_Contents">
      <style:paragraph-properties fo:margin-left="0cm" fo:margin-right="0cm" fo:margin-top="0cm" fo:margin-bottom="0.132cm" loext:contextual-spacing="false" fo:text-align="start" style:justify-single-word="false" fo:orphans="2" fo:widows="2" fo:text-indent="0cm" style:auto-text-indent="false"/>
      <style:text-properties fo:font-weight="bold" officeooo:rsid="000565df" officeooo:paragraph-rsid="000565df" style:font-weight-asian="bold" style:font-weight-complex="bold"/>
    </style:style>
    <style:style style:name="P3" style:family="paragraph" style:parent-style-name="List_20_Contents">
      <style:paragraph-properties fo:margin-left="0cm" fo:margin-right="0cm" fo:margin-top="0cm" fo:margin-bottom="0.132cm" loext:contextual-spacing="false" fo:text-align="start" style:justify-single-word="false" fo:orphans="2" fo:widows="2" fo:text-indent="0cm" style:auto-text-indent="false"/>
      <style:text-properties fo:font-weight="normal" officeooo:rsid="000565df" officeooo:paragraph-rsid="000565df" style:font-weight-asian="normal" style:font-weight-complex="normal"/>
    </style:style>
    <style:style style:name="P4" style:family="paragraph" style:parent-style-name="List_20_Contents">
      <style:paragraph-properties fo:margin-left="0cm" fo:margin-right="0cm" fo:margin-top="0cm" fo:margin-bottom="0.132cm" loext:contextual-spacing="false" fo:text-align="start" style:justify-single-word="false" fo:orphans="2" fo:widows="2" fo:text-indent="0cm" style:auto-text-indent="false"/>
      <style:text-properties fo:font-weight="normal" officeooo:rsid="000739d4" officeooo:paragraph-rsid="000739d4" style:font-weight-asian="normal" style:font-weight-complex="normal"/>
    </style:style>
    <style:style style:name="P5" style:family="paragraph" style:parent-style-name="List_20_Contents" style:list-style-name="L1">
      <style:paragraph-properties fo:margin-top="0cm" fo:margin-bottom="0.132cm" loext:contextual-spacing="false" fo:text-align="start" style:justify-single-word="false" fo:orphans="2" fo:widows="2"/>
      <style:text-properties fo:font-weight="normal" officeooo:rsid="000565df" officeooo:paragraph-rsid="000565d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65df"/>
    </style:style>
    <style:style style:name="T3" style:family="text">
      <style:text-properties officeooo:rsid="0006ac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Modelos de Visualização</text:p>
      <text:p text:style-name="P3"/>
      <text:p text:style-name="P2">Deficiência Visual:</text:p>
      <text:list xml:id="list255168204" text:style-name="L1">
        <text:list-item>
          <text:p text:style-name="P5">Tamanho da fonte grande: entre 16px e 18px.</text:p>
        </text:list-item>
        <text:list-item>
          <text:p text:style-name="P5">Cores que visão melhorar a leitura.</text:p>
        </text:list-item>
        <text:list-item>
          <text:p text:style-name="P5">Organização do conteúdo por prioridade</text:p>
        </text:list-item>
        <text:list-item>
          <text:p text:style-name="P5">Navegabilidade <text:span text:style-name="T3">otimizada.</text:span></text:p>
        </text:list-item>
      </text:list>
      <text:p text:style-name="P3"/>
      <text:p text:style-name="P4">Adição dos elementos a aplicação principal que gera um menu de navegação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3:05:24.278000000</meta:creation-date>
    <dc:date>2017-10-19T23:48:33.147000000</dc:date>
    <meta:editing-duration>PT22M47S</meta:editing-duration>
    <meta:editing-cycles>2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7" meta:word-count="42" meta:character-count="260" meta:non-whitespace-character-count="229"/>
  </office:meta>
</office:document-meta>
</file>